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eb9f" officeooo:paragraph-rsid="0005eb9f"/>
    </style:style>
    <style:style style:name="P2" style:family="paragraph" style:parent-style-name="Standard">
      <style:text-properties officeooo:rsid="0006eab1" officeooo:paragraph-rsid="0006e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content here</text:p>
      <text:p text:style-name="P2">this is another content added after comm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14:30:04.308000000</dc:date>
    <meta:editing-duration>PT1M11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10" meta:character-count="58" meta:non-whitespace-character-count="50"/>
  </office:meta>
</office:document-meta>
</file>